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ython for Data Science Certification Course<text:s text:c="3"/></text:span></text:p>
      <text:p text:style-name="P1"><text:span text:style-name="T1">support@intellipaat.com - +91-7022374614 - US: 1-800-216-8930 (Toll Free) </text:span></text:p>
      <text:p text:style-name="P2"><text:span text:style-name="T2"><text:s text:c="2"/></text:span><text:span text:style-name="T3"><text:s/>If-Else Assignment<text:s text:c="2"/></text:span></text:p>
      <text:p text:style-name="P2"><text:span text:style-name="T4">Problem Statement:<text:s text:c="2"/></text:span><text:span text:style-name="T5"/></text:p>
      <text:p text:style-name="P2"><text:span text:style-name="T5">You work in XYZ Corporation as a Data Analyst. Your company has told you to work with the If- Else Conditions.<text:s text:c="2"/></text:span></text:p>
      <text:p text:style-name="P2"><text:span text:style-name="T5">Tasks to be performed: </text:span></text:p>
      <text:p text:style-name="P2"><text:span text:style-name="T5">1. Input the values of a and b as 10 and 20 respectively. Now check if a is greater or b is greater using if condition. Think about all the edge cases, and print the statements accordingly. </text:span></text:p>
      <text:p text:style-name="P2"><text:span text:style-name="T5"/></text:p>
      <text:p text:style-name="P2"><text:span text:style-name="T5">Answer:</text:span></text:p>
      <text:p text:style-name="P2"><text:span text:style-name="T5"/></text:p>
      <text:p text:style-name="P2"><text:span text:style-name="T5">a=int(input('Enter 1st Number(A)<text:s text:c="3"/>:'))</text:span></text:p>
      <text:p text:style-name="P2"><text:span text:style-name="T5">b=int(input('Enter 2st Number(B)<text:s text:c="3"/>:'))</text:span></text:p>
      <text:p text:style-name="P2"><text:span text:style-name="T5">if(a&gt;b):</text:span></text:p>
      <text:p text:style-name="P2"><text:span text:style-name="T5"><text:s text:c="4"/>print('A is Greater Than B')</text:span></text:p>
      <text:p text:style-name="P2"><text:span text:style-name="T5">elif(a==b):</text:span></text:p>
      <text:p text:style-name="P2"><text:span text:style-name="T5"><text:s text:c="4"/>print('A is equal to B')</text:span></text:p>
      <text:p text:style-name="P2"><text:span text:style-name="T5">else:</text:span></text:p>
      <text:p text:style-name="P2"><text:span text:style-name="T5"><text:s text:c="3"/>print('B is Greater than A'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